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61c0" officeooo:paragraph-rsid="001961c0"/>
    </style:style>
    <style:style style:name="P2" style:family="paragraph" style:parent-style-name="Standard" style:list-style-name="L2">
      <style:text-properties officeooo:rsid="001961c0" officeooo:paragraph-rsid="001961c0"/>
    </style:style>
    <style:style style:name="P3" style:family="paragraph" style:parent-style-name="Standard">
      <style:text-properties officeooo:rsid="001961c0" officeooo:paragraph-rsid="001a5551"/>
    </style:style>
    <style:style style:name="P4" style:family="paragraph" style:parent-style-name="Text_20_body">
      <style:text-properties officeooo:paragraph-rsid="001a5551"/>
    </style:style>
    <style:style style:name="P5" style:family="paragraph" style:parent-style-name="Heading_20_1">
      <style:text-properties officeooo:rsid="001a5551" officeooo:paragraph-rsid="001a5551"/>
    </style:style>
    <style:style style:name="P6" style:family="paragraph" style:parent-style-name="Heading_20_3">
      <style:text-properties officeooo:paragraph-rsid="001a5551"/>
    </style:style>
    <style:style style:name="T1" style:family="text">
      <style:text-properties officeooo:rsid="001961c0"/>
    </style:style>
    <style:style style:name="T2" style:family="text">
      <style:text-properties officeooo:rsid="001a555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FIRST CONTACT</text:h>
      <text:p text:style-name="P4">OSDP test configuration <text:span text:style-name="T2">for classic Panel/Reader combinations.</text:span></text:p>
      <text:p text:style-name="P1">This is the minimal set of OSDP features we look for initially when examining a device for OSDP conformance. <text:s/>This is not the same thing as a profile, this is the initial set we suggest an implementation team think about when attempting interoperability.</text:p>
      <text:p text:style-name="P1"/>
      <text:p text:style-name="P1">This specific variation is for testing a basic “reader”(PD) talking to a basic “panel” (CP.)</text:p>
      <text:h text:style-name="Heading_20_2" text:outline-level="2">DUT is a CP</text:h>
      <text:p text:style-name="P1">(your panel, libosdp-conformance as the PD/Reader)</text:p>
      <text:p text:style-name="P1"/>
      <text:p text:style-name="P1">9600 BAUD</text:p>
      <text:p text:style-name="P1">PD Address 0x01</text:p>
      <text:p text:style-name="P1">No Secure Channel</text:p>
      <text:p text:style-name="P1">Features Available</text:p>
      <text:p text:style-name="P1"><text:tab/>Text Output</text:p>
      <text:p text:style-name="P1"><text:tab/>LED Output</text:p>
      <text:p text:style-name="P1"><text:tab/>Beeper</text:p>
      <text:p text:style-name="P1"><text:tab/>Tamper Detect</text:p>
      <text:p text:style-name="P1"><text:tab/>Com Change via COMSET</text:p>
      <text:h text:style-name="P6" text:outline-level="3">Test Cases</text:h>
      <text:p text:style-name="P3"><text:s/>t.b.d. (all unless noted here.)</text:p>
      <text:p text:style-name="P1"/>
      <text:h text:style-name="Heading_20_2" text:outline-level="2">DUT is a PD</text:h>
      <text:p text:style-name="P1">(your reader, libosdp-conformance as the CP/Panel)</text:p>
      <text:p text:style-name="P1"/>
      <text:p text:style-name="P1">9600 BAUD</text:p>
      <text:p text:style-name="P1">PD Address 0x01</text:p>
      <text:p text:style-name="P1">No Secure Channel</text:p>
      <text:p text:style-name="P1">Configured Features</text:p>
      <text:list xml:id="list2492840814656899181" text:style-name="L2">
        <text:list-item>
          <text:p text:style-name="P2">returns SIA 26 bit wiegand or identifiable equivalent via osdp_RAW (200-bid CHUID Free Read ok)</text:p>
        </text:list-item>
        <text:list-item>
          <text:p text:style-name="P2">at least 2 distinct test cards the PD can read</text:p>
        </text:list-item>
        <text:list-item>
          <text:p text:style-name="P2">at least one LED configuration controllable by OSDP OR at least one Beeper configuration controllable by OSDP</text:p>
        </text:list-item>
        <text:list-item>
          <text:p text:style-name="P2">OPTIONAL keypad input</text:p>
        </text:list-item>
        <text:list-item>
          <text:p text:style-name="P2">returns recognizable version info in PDID</text:p>
        </text:list-item>
      </text:list>
      <text:h text:style-name="Heading_20_3" text:outline-level="3">Test Cases</text:h>
      <text:p text:style-name="Standard"><text:s/>t.b.d. (all unless noted here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6:32:20.645815052</meta:creation-date>
    <dc:date>2017-06-30T16:45:42.264611437</dc:date>
    <meta:editing-duration>PT13M21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0" meta:word-count="188" meta:character-count="1129" meta:non-whitespace-character-count="968"/>
  </office:meta>
</office:document-meta>
</file>